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">
      <style:paragraph-properties fo:text-align="end" style:justify-single-word="false"/>
      <style:text-properties officeooo:paragraph-rsid="0020a170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4">
      <style:text-properties officeooo:rsid="001b1383" officeooo:paragraph-rsid="001b1383"/>
    </style:style>
    <style:style style:name="P7" style:family="paragraph" style:parent-style-name="Text_20_body" style:list-style-name="L5"/>
    <style:style style:name="P8" style:family="paragraph" style:parent-style-name="Text_20_body" style:list-style-name="L6">
      <style:text-properties officeooo:rsid="001b1383" officeooo:paragraph-rsid="001b1383"/>
    </style:style>
    <style:style style:name="P9" style:family="paragraph" style:parent-style-name="Text_20_body" style:list-style-name="L7"/>
    <style:style style:name="P10" style:family="paragraph" style:parent-style-name="Text_20_body" style:list-style-name="L8">
      <style:text-properties officeooo:rsid="001b1383" officeooo:paragraph-rsid="001b1383"/>
    </style:style>
    <style:style style:name="P11" style:family="paragraph" style:parent-style-name="Preformatted_20_Text">
      <style:paragraph-properties fo:margin-left="0cm" fo:margin-right="0cm" fo:text-indent="0cm" style:auto-text-indent="false" style:writing-mode="lr-tb"/>
      <style:text-properties officeooo:paragraph-rsid="001e5c16"/>
    </style:style>
    <style:style style:name="P12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3" style:family="paragraph" style:parent-style-name="Preformatted_20_Text">
      <style:paragraph-properties fo:margin-left="0cm" fo:margin-right="0cm" fo:text-indent="0cm" style:auto-text-indent="false" style:writing-mode="lr-tb"/>
      <style:text-properties officeooo:paragraph-rsid="001c9562"/>
    </style:style>
    <style:style style:name="P14" style:family="paragraph" style:parent-style-name="Preformatted_20_Text">
      <style:text-properties officeooo:paragraph-rsid="001c9562"/>
    </style:style>
    <style:style style:name="P15" style:family="paragraph" style:parent-style-name="Preformatted_20_Text">
      <style:text-properties officeooo:paragraph-rsid="001e5c16"/>
    </style:style>
    <style:style style:name="P16" style:family="paragraph" style:parent-style-name="Text_20_body">
      <style:text-properties officeooo:paragraph-rsid="001c9562"/>
    </style:style>
    <style:style style:name="P17" style:family="paragraph" style:parent-style-name="Text_20_body" style:list-style-name="L9"/>
    <style:style style:name="P18" style:family="paragraph" style:parent-style-name="Text_20_body" style:list-style-name="L10"/>
    <style:style style:name="P19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 style:writing-mode="lr-tb"/>
    </style:style>
    <style:style style:name="P20" style:family="paragraph" style:parent-style-name="Preformatted_20_Text">
      <style:paragraph-properties fo:margin-top="0cm" fo:margin-bottom="0.247cm" style:contextual-spacing="false" fo:line-height="115%" style:writing-mode="lr-tb"/>
    </style:style>
    <style:style style:name="P21" style:family="paragraph" style:parent-style-name="Preformatted_20_Text">
      <style:paragraph-properties style:writing-mode="lr-tb"/>
    </style:style>
    <style:style style:name="P22" style:family="paragraph" style:parent-style-name="Preformatted_20_Text">
      <style:paragraph-properties fo:margin-top="0cm" fo:margin-bottom="0.499cm" style:contextual-spacing="false" style:writing-mode="lr-tb"/>
    </style:style>
    <style:style style:name="P23" style:family="paragraph" style:parent-style-name="Text_20_body">
      <style:text-properties officeooo:paragraph-rsid="001ebb50"/>
    </style:style>
    <style:style style:name="P24" style:family="paragraph" style:parent-style-name="Preformatted_20_Text">
      <style:paragraph-properties fo:text-align="center" style:justify-single-word="false"/>
    </style:style>
    <style:style style:name="P25" style:family="paragraph" style:parent-style-name="Horizontal_20_Line">
      <style:text-properties officeooo:paragraph-rsid="001ebb50"/>
    </style:style>
    <style:style style:name="P26" style:family="paragraph" style:parent-style-name="Text_20_body" style:list-style-name="L11"/>
    <style:style style:name="P27" style:family="paragraph" style:parent-style-name="Text_20_body" style:list-style-name="L12"/>
    <style:style style:name="P28" style:family="paragraph" style:parent-style-name="Text_20_body" style:list-style-name="L13"/>
    <style:style style:name="P29" style:family="paragraph" style:parent-style-name="Text_20_body" style:list-style-name="L14"/>
    <style:style style:name="P30" style:family="paragraph" style:parent-style-name="Text_20_body" style:list-style-name="L15"/>
    <style:style style:name="T1" style:family="text">
      <style:text-properties officeooo:rsid="0020a170"/>
    </style:style>
    <style:style style:name="T2" style:family="text">
      <style:text-properties officeooo:rsid="001b1383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5c16" style:font-weight-asian="normal" style:font-weight-complex="normal"/>
    </style:style>
    <style:style style:name="T5" style:family="text">
      <style:text-properties officeooo:rsid="001ebb50"/>
    </style:style>
    <style:style style:name="T6" style:family="text">
      <style:text-properties fo:font-weight="normal" officeooo:rsid="001ebb50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Arthur Coelho Santos E Oliveira - 241038156</text:span></text:span></text:p>
      <text:h text:style-name="Heading_20_1" text:outline-level="1"><text:span text:style-name="Strong_20_Emphasis">Etapa 1 – Caso de Uso: Alugar Carro</text:span></text:h>
      <text:p text:style-name="Text_20_body"><text:span text:style-name="Strong_20_Emphasis">Nome do caso de uso:</text:span> Alugar carro disponível<text:line-break/><text:span text:style-name="Strong_20_Emphasis">Escopo:</text:span> Sistema de aluguel de carros <text:span text:style-name="Emphasis">AlugaCar</text:span><text:line-break/><text:span text:style-name="Strong_20_Emphasis">Nível:</text:span> <text:span text:style-name="T2">cadastrar e ofertar e/ou alugar carros</text:span><text:line-break/><text:span text:style-name="Strong_20_Emphasis">Ator principal:</text:span> <text:span text:style-name="T2">main</text:span><text:line-break/><text:span text:style-name="Strong_20_Emphasis">Atores coadjuvantes:</text:span> <text:span text:style-name="T2">s</text:span>istema, <text:span text:style-name="T2">usuario, carro,</text:span> <text:span text:style-name="T2">b</text:span>ase de dados JSON</text:p>
      <text:p text:style-name="Text_20_body"><text:span text:style-name="Strong_20_Emphasis">Interessados:</text:span></text:p>
      <text:list text:style-name="L1">
        <text:list-item>
          <text:p text:style-name="P2">Usuários que desejam oferecer veículos para aluguel;</text:p>
        </text:list-item>
        <text:list-item>
          <text:p text:style-name="P2">Usuários que desejam alugar veículos;</text:p>
        </text:list-item>
      </text:list>
      <text:p text:style-name="Text_20_body"><text:span text:style-name="Strong_20_Emphasis">Pré-condições:</text:span></text:p>
      <text:list text:style-name="L2">
        <text:list-item>
          <text:p text:style-name="P3">O usuário deve estar cadastrado;</text:p>
        </text:list-item>
        <text:list-item>
          <text:p text:style-name="P3">Deve existir pelo menos um carro disponível.</text:p>
        </text:list-item>
      </text:list>
      <text:p text:style-name="Text_20_body"><text:span text:style-name="Strong_20_Emphasis">Garantia de sucesso:</text:span></text:p>
      <text:list text:style-name="L3">
        <text:list-item>
          <text:p text:style-name="P4">O carro é marcado como alugado e salvo no arquivo <text:span text:style-name="Source_20_Text">carros.json</text:span>.</text:p>
        </text:list-item>
      </text:list>
      <text:p text:style-name="Text_20_body"><text:span text:style-name="Strong_20_Emphasis">Cenário de sucesso (fluxo principal):</text:span></text:p>
      <text:list text:style-name="L4">
        <text:list-item>
          <text:p text:style-name="P5">O usuário acessa o menu principal.</text:p>
        </text:list-item>
        <text:list-item>
          <text:p text:style-name="P6">Faz o seu cadastro </text:p>
        </text:list-item>
        <text:list-item>
          <text:p text:style-name="P5">Escolhe a opção <text:span text:style-name="Strong_20_Emphasis">“Alugar Carro”</text:span>.</text:p>
        </text:list-item>
        <text:list-item>
          <text:p text:style-name="P5">O sistema lista os carros disponíveis.</text:p>
        </text:list-item>
        <text:list-item>
          <text:p text:style-name="P5">O usuário seleciona o carro desejado.</text:p>
        </text:list-item>
        <text:list-item>
          <text:p text:style-name="P5">O sistema marca o carro como alugado e salva no arquivo JSON.</text:p>
        </text:list-item>
        <text:list-item>
          <text:p text:style-name="P5">O sistema exibe mensagem de sucesso.</text:p>
        </text:list-item>
      </text:list>
      <text:p text:style-name="Text_20_body"><text:span text:style-name="Strong_20_Emphasis">Cenários alternativos:</text:span></text:p>
      <text:list text:style-name="L5">
        <text:list-item>
          <text:p text:style-name="P7">Caso o carro já esteja alugado, o sistema exibe mensagem de erro.</text:p>
        </text:list-item>
        <text:list-item>
          <text:p text:style-name="P7">Caso não existam carros disponíveis, o sistema exibe aviso.</text:p>
        </text:list-item>
      </text:list>
      <text:p text:style-name="Text_20_body"><text:span text:style-name="Strong_20_Emphasis">Requisitos especiais:</text:span></text:p>
      <text:list text:style-name="L6">
        <text:list-item>
          <text:p text:style-name="P8">Existirem carros disponíveis para aluguel.</text:p>
        </text:list-item>
      </text:list>
      <text:p text:style-name="Text_20_body"><text:span text:style-name="Strong_20_Emphasis">Lista de variantes tecnológicas e de dados:</text:span></text:p>
      <text:list text:style-name="L7">
        <text:list-item>
          <text:p text:style-name="P9">Linguagem: Python 3</text:p>
        </text:list-item>
        <text:list-item>
          <text:p text:style-name="P9">Banco de dados: JSON</text:p>
        </text:list-item>
        <text:list-item>
          <text:p text:style-name="P9"><text:soft-page-break/>Interface: Terminal</text:p>
        </text:list-item>
      </text:list>
      <text:p text:style-name="Text_20_body"><text:span text:style-name="Strong_20_Emphasis">Comentários diversos:</text:span></text:p>
      <text:list text:style-name="L8">
        <text:list-item>
          <text:p text:style-name="P10">O código faz cadastro de usuários utilizando informações pessoais.</text:p>
        </text:list-item>
        <text:list-item>
          <text:p text:style-name="P10">Existe um tipo de comércio no projeto, porém não é utilizado</text:p>
        </text:list-item>
      </text:list>
      <text:p text:style-name="Horizontal_20_Line"/>
      <text:h text:style-name="Heading_20_1" text:outline-level="1"><text:span text:style-name="Strong_20_Emphasis">Etapa 2 – Diagrama de Classes</text:span></text:h>
      <text:p text:style-name="Text_20_body"><text:span text:style-name="Strong_20_Emphasis">Descrição das classes e relacionamentos:</text:span></text:p>
      <text:p text:style-name="P11"><text:span text:style-name="Source_20_Text">+----------------+</text:span></text:p>
      <text:p text:style-name="P11"><text:span text:style-name="Source_20_Text">| <text:s text:c="3"/>Pessoa <text:s text:c="5"/>|</text:span></text:p>
      <text:p text:style-name="P11"><text:span text:style-name="Source_20_Text">+----------------+</text:span></text:p>
      <text:p text:style-name="P11"><text:span text:style-name="Source_20_Text">| - nome <text:s text:c="8"/>|</text:span></text:p>
      <text:p text:style-name="P11"><text:span text:style-name="Source_20_Text">| - email <text:s text:c="7"/>|</text:span></text:p>
      <text:p text:style-name="P11"><text:span text:style-name="Source_20_Text">+----------------+</text:span></text:p>
      <text:p text:style-name="P11"><text:span text:style-name="Source_20_Text">| +to_dict() <text:s text:c="4"/>|</text:span></text:p>
      <text:p text:style-name="P11"><text:span text:style-name="Source_20_Text">| +__str__() <text:s text:c="4"/>|</text:span></text:p>
      <text:p text:style-name="P11"><text:span text:style-name="Source_20_Text">+----------------+ <text:s text:c="7"/></text:span></text:p>
      <text:p text:style-name="P11"><text:span text:style-name="Source_20_Text"><text:s text:c="2"/></text:span></text:p>
      <text:p text:style-name="P11"><text:span text:style-name="Source_20_Text">+----------------+</text:span></text:p>
      <text:p text:style-name="P12"><text:span text:style-name="Source_20_Text">| <text:s text:c="4"/>Usuario <text:s text:c="3"/>|</text:span></text:p>
      <text:p text:style-name="P12"><text:span text:style-name="Source_20_Text">+----------------+</text:span></text:p>
      <text:p text:style-name="P12"><text:span text:style-name="Source_20_Text">| - nome <text:s text:c="8"/>|</text:span></text:p>
      <text:p text:style-name="P12"><text:span text:style-name="Source_20_Text">| - email <text:s text:c="7"/>|</text:span></text:p>
      <text:p text:style-name="P12"><text:span text:style-name="Source_20_Text">+----------------+</text:span></text:p>
      <text:p text:style-name="P12"><text:span text:style-name="Source_20_Text">| +to_dict() <text:s text:c="4"/>|</text:span></text:p>
      <text:p text:style-name="P12"><text:span text:style-name="Source_20_Text">| +__str__() <text:s text:c="4"/>|</text:span></text:p>
      <text:p text:style-name="P12"><text:span text:style-name="Source_20_Text">+----------------+</text:span></text:p>
      <text:p text:style-name="P12"><text:span text:style-name="Source_20_Text"/></text:p>
      <text:p text:style-name="P12"><text:span text:style-name="Source_20_Text">+----------------+</text:span></text:p>
      <text:p text:style-name="P12"><text:span text:style-name="Source_20_Text">| <text:s text:c="5"/>Carro <text:s text:c="4"/>|</text:span></text:p>
      <text:p text:style-name="P12"><text:span text:style-name="Source_20_Text">+----------------+</text:span></text:p>
      <text:p text:style-name="P12"><text:span text:style-name="Source_20_Text">| - modelo <text:s text:c="6"/>|</text:span></text:p>
      <text:p text:style-name="P12"><text:span text:style-name="Source_20_Text">| - ano <text:s text:c="9"/>|</text:span></text:p>
      <text:p text:style-name="P12"><text:span text:style-name="Source_20_Text">| - preco_dia <text:s text:c="3"/>|</text:span></text:p>
      <text:p text:style-name="P12"><text:span text:style-name="Source_20_Text">| - dono <text:s text:c="8"/>|</text:span></text:p>
      <text:p text:style-name="P12"><text:span text:style-name="Source_20_Text">| - disponivel <text:s text:c="2"/>|</text:span></text:p>
      <text:p text:style-name="P12"><text:span text:style-name="Source_20_Text">+----------------+</text:span></text:p>
      <text:p text:style-name="P12"><text:span text:style-name="Source_20_Text">| +alugar() <text:s text:c="5"/>|</text:span></text:p>
      <text:p text:style-name="P12"><text:span text:style-name="Source_20_Text">| +devolver() <text:s text:c="3"/>|</text:span></text:p>
      <text:p text:style-name="P12"><text:span text:style-name="Source_20_Text">| +to_dict() <text:s text:c="4"/>|</text:span></text:p>
      <text:p text:style-name="P12"><text:span text:style-name="Source_20_Text">| +__str__() <text:s text:c="4"/>|</text:span></text:p>
      <text:p text:style-name="P12"><text:span text:style-name="Source_20_Text">+----------------+</text:span></text:p>
      <text:p text:style-name="P12"><text:span text:style-name="Source_20_Text"/></text:p>
      <text:p text:style-name="P12"><text:span text:style-name="Source_20_Text">+----------------+</text:span></text:p>
      <text:p text:style-name="P12"><text:span text:style-name="Source_20_Text">| <text:s text:c="4"/>Sistema <text:s text:c="3"/>|</text:span></text:p>
      <text:p text:style-name="P12"><text:span text:style-name="Source_20_Text">+----------------+</text:span></text:p>
      <text:p text:style-name="P12"><text:span text:style-name="Source_20_Text">| - usuarios: list[Usuario] |</text:span></text:p>
      <text:p text:style-name="P12"><text:span text:style-name="Source_20_Text">| - carros: list[Carro] <text:s text:c="4"/>|</text:span></text:p>
      <text:p text:style-name="P12"><text:span text:style-name="Source_20_Text">| - arq_usuarios: str <text:s text:c="6"/>|</text:span></text:p>
      <text:p text:style-name="P12"><text:span text:style-name="Source_20_Text">| - arq_carros: str <text:s text:c="8"/>|</text:span></text:p>
      <text:p text:style-name="P12"><text:span text:style-name="Source_20_Text">+----------------+</text:span></text:p>
      <text:p text:style-name="P12"><text:span text:style-name="Source_20_Text">| +ler_dados() <text:s text:c="13"/>|</text:span></text:p>
      <text:p text:style-name="P12"><text:span text:style-name="Source_20_Text">| +salvar() <text:s text:c="16"/>|</text:span></text:p>
      <text:p text:style-name="P12"><text:span text:style-name="Source_20_Text">| +cadastrar_usuario() <text:s text:c="5"/>|</text:span></text:p>
      <text:p text:style-name="P12"><text:span text:style-name="Source_20_Text">| +cadastrar_carro() <text:s text:c="7"/>|</text:span></text:p>
      <text:p text:style-name="P12"><text:span text:style-name="Source_20_Text">| +listar_carros() <text:s text:c="9"/>|</text:span></text:p>
      <text:p text:style-name="P12"><text:soft-page-break/><text:span text:style-name="Source_20_Text">| +alugar_carro() <text:s text:c="10"/>|</text:span></text:p>
      <text:p text:style-name="P12"><text:span text:style-name="Source_20_Text">| +devolver_carro() <text:s text:c="8"/>|</text:span></text:p>
      <text:p text:style-name="P12"><text:span text:style-name="Source_20_Text">+---------------------------+</text:span></text:p>
      <text:p text:style-name="P12"><text:span text:style-name="Source_20_Text"/></text:p>
      <text:p text:style-name="P12"><text:span text:style-name="Source_20_Text">+----------------+</text:span></text:p>
      <text:p text:style-name="P12"><text:span text:style-name="Source_20_Text">| <text:s text:c="4"/>Main <text:s text:c="6"/>|</text:span></text:p>
      <text:p text:style-name="P12"><text:span text:style-name="Source_20_Text">+----------------+</text:span></text:p>
      <text:p text:style-name="P12"><text:span text:style-name="Source_20_Text">| - sistema: Sistema |</text:span></text:p>
      <text:p text:style-name="P12"><text:span text:style-name="Source_20_Text">+----------------+</text:span></text:p>
      <text:p text:style-name="P12"><text:span text:style-name="Source_20_Text">| +exibir_menu() <text:s text:c="4"/>|</text:span></text:p>
      <text:p text:style-name="P12"><text:span text:style-name="Source_20_Text">| +executar_opcao() <text:s/>|</text:span></text:p>
      <text:p text:style-name="P13"><text:span text:style-name="Source_20_Text">| +main() <text:s text:c="11"/>|</text:span></text:p>
      <text:p text:style-name="P13"><text:span text:style-name="Source_20_Text">+----------------+</text:span></text:p>
      <text:p text:style-name="P14"><text:span text:style-name="Strong_20_Emphasis"><text:span text:style-name="T3"><text:s text:c="4"/></text:span></text:span></text:p>
      <text:p text:style-name="P15"><text:span text:style-name="Strong_20_Emphasis"><text:span text:style-name="T3">Main ─────► Sistema ─────► Usuario ─────► </text:span></text:span><text:span text:style-name="Strong_20_Emphasis"><text:span text:style-name="T4">Pessoa</text:span></text:span></text:p>
      <text:p text:style-name="Preformatted_20_Text"><text:span text:style-name="Strong_20_Emphasis"><text:span text:style-name="T3"><text:s text:c="7"/>│ <text:s text:c="12"/>└────► Carro</text:span></text:span></text:p>
      <text:p text:style-name="Preformatted_20_Text"><text:span text:style-name="Strong_20_Emphasis"><text:span text:style-name="T3"><text:s text:c="7"/>│</text:span></text:span></text:p>
      <text:p text:style-name="Preformatted_20_Text"><text:span text:style-name="Strong_20_Emphasis"><text:span text:style-name="T3"><text:s text:c="7"/>└── Exibe menu, recebe comandos e executa ações</text:span></text:span></text:p>
      <text:p text:style-name="P16"><text:span text:style-name="Strong_20_Emphasis"/></text:p>
      <text:p text:style-name="P16"><text:span text:style-name="Strong_20_Emphasis">Relações:</text:span></text:p>
      <text:list text:style-name="L9">
        <text:list-item>
          <text:p text:style-name="P17"><text:span text:style-name="Source_20_Text">Usuario</text:span> <text:span text:style-name="Strong_20_Emphasis">herda</text:span> de <text:span text:style-name="Source_20_Text">Pessoa</text:span> (herança).</text:p>
        </text:list-item>
        <text:list-item>
          <text:p text:style-name="P17"><text:span text:style-name="Source_20_Text">Sistema</text:span> <text:span text:style-name="Strong_20_Emphasis">compõe</text:span> <text:span text:style-name="Source_20_Text">Usuario</text:span> e <text:span text:style-name="Source_20_Text">Carro.</text:span></text:p>
        </text:list-item>
        <text:list-item>
          <text:p text:style-name="P17"><text:span text:style-name="Source_20_Text">Carro</text:span> <text:span text:style-name="Strong_20_Emphasis">associa-se</text:span> a <text:span text:style-name="Source_20_Text">Usuario</text:span> .</text:p>
        </text:list-item>
        <text:list-item>
          <text:p text:style-name="P17"><text:span text:style-name="Source_20_Text">Main</text:span> <text:span text:style-name="Strong_20_Emphasis">depende</text:span> de <text:span text:style-name="Source_20_Text">Sistema</text:span> .</text:p>
        </text:list-item>
      </text:list>
      <text:p text:style-name="P16"><text:span text:style-name="Strong_20_Emphasis"/></text:p>
      <text:p text:style-name="P16"><text:span text:style-name="Strong_20_Emphasis">Resumo:</text:span><text:line-break/>O sistema possui apenas três classes principais:</text:p>
      <text:list text:style-name="L10">
        <text:list-item>
          <text:p text:style-name="P18"><text:span text:style-name="Strong_20_Emphasis">Usuario:</text:span> representa uma pessoa cadastrada, com nome e email.</text:p>
        </text:list-item>
        <text:list-item>
          <text:p text:style-name="P18"><text:span text:style-name="Strong_20_Emphasis">Carro:</text:span> contém informações básicas sobre o veículo e métodos para alugar e devolver.</text:p>
        </text:list-item>
        <text:list-item>
          <text:p text:style-name="P18"><text:span text:style-name="Strong_20_Emphasis">Sistema:</text:span> gerencia as listas de usuários e carros, além de salvar e carregar os dados JSON.</text:p>
        </text:list-item>
      </text:list>
      <text:p text:style-name="Text_20_body">A lógica é simples e direta: o sistema mantém os dados, mas as classes <text:span text:style-name="Source_20_Text">Usuario</text:span> e <text:span text:style-name="Source_20_Text">Carro</text:span> cuidam do comportamento de cada tipo de objeto.</text:p>
      <text:p text:style-name="Horizontal_20_Line"/>
      <text:h text:style-name="Heading_20_1" text:outline-level="1"><text:span text:style-name="Strong_20_Emphasis">Etapa 3 – Testes (Testb</text:span><text:span text:style-name="Strong_20_Emphasis"><text:span text:style-name="T2">a</text:span></text:span><text:span text:style-name="Strong_20_Emphasis">nchs)</text:span></text:h>
      <text:p text:style-name="Text_20_body"><text:span text:style-name="Strong_20_Emphasis">Objetivo dos testes:</text:span><text:line-break/>Verificar se o comportamento principal das classes funciona corretamente (criação de objetos, cadastro e aluguel).</text:p>
      <text:p text:style-name="Horizontal_20_Line"/>
      <text:h text:style-name="Heading_20_3" text:outline-level="3"><text:span text:style-name="Strong_20_Emphasis"/></text:h>
      <text:p text:style-name="Text_20_body"><text:span text:style-name="Strong_20_Emphasis"/></text:p>
      <text:h text:style-name="Heading_20_3" text:outline-level="3"><text:soft-page-break/><text:span text:style-name="Strong_20_Emphasis">Testes da classe </text:span><text:span text:style-name="Strong_20_Emphasis"><text:span text:style-name="Source_20_Text">Pessoa</text:span></text:span></text:h>
      <text:p text:style-name="P19"><text:span text:style-name="Source_20_Text">import unittest</text:span></text:p>
      <text:p text:style-name="P20"><text:span text:style-name="Source_20_Text">from package.pessoa import Pessoa</text:span></text:p>
      <text:p text:style-name="P20"/>
      <text:p text:style-name="P20"><text:span text:style-name="Source_20_Text">class TestPessoa(unittest.TestCase):</text:span></text:p>
      <text:p text:style-name="P20"><text:span text:style-name="Source_20_Text"><text:s text:c="4"/>def test_criacao_pessoa(self):</text:span></text:p>
      <text:p text:style-name="P20"><text:span text:style-name="Source_20_Text"><text:s text:c="8"/>p = Pessoa("Arthur", "arthur@email.com")</text:span></text:p>
      <text:p text:style-name="P20"><text:span text:style-name="Source_20_Text"><text:s text:c="8"/>self.assertEqual(p.nome, "Arthur")</text:span></text:p>
      <text:p text:style-name="P20"><text:span text:style-name="Source_20_Text"><text:s text:c="8"/>self.assertEqual(p.email, "arthur@email.com")</text:span></text:p>
      <text:p text:style-name="Text_20_body"><text:span text:style-name="Strong_20_Emphasis"/></text:p>
      <text:h text:style-name="Heading_20_3" text:outline-level="3"><text:span text:style-name="Strong_20_Emphasis">Testes da classe </text:span><text:span text:style-name="Strong_20_Emphasis"><text:span text:style-name="Source_20_Text">Usuario</text:span></text:span></text:h>
      <text:p text:style-name="P12"><text:span text:style-name="Source_20_Text">import unittest</text:span></text:p>
      <text:p text:style-name="P21"><text:span text:style-name="Source_20_Text">from package.usuario import Usuario</text:span></text:p>
      <text:p text:style-name="P21"/>
      <text:p text:style-name="P21"><text:span text:style-name="Source_20_Text">class TestUsuario(unittest.TestCase):</text:span></text:p>
      <text:p text:style-name="P21"><text:span text:style-name="Source_20_Text"><text:s text:c="4"/>def test_criacao_usuario(self):</text:span></text:p>
      <text:p text:style-name="P21"><text:span text:style-name="Source_20_Text"><text:s text:c="8"/>u = Usuario("Arthur", "arthur@email.com")</text:span></text:p>
      <text:p text:style-name="P21"><text:span text:style-name="Source_20_Text"><text:s text:c="8"/>self.assertEqual(u.nome, "Arthur")</text:span></text:p>
      <text:p text:style-name="P22"><text:span text:style-name="Source_20_Text"><text:s text:c="8"/>self.assertEqual(u.email, "arthur@email.com")</text:span></text:p>
      <text:p text:style-name="Horizontal_20_Line"/>
      <text:h text:style-name="Heading_20_3" text:outline-level="3"><text:span text:style-name="Strong_20_Emphasis">Testes da classe </text:span><text:span text:style-name="Strong_20_Emphasis"><text:span text:style-name="Source_20_Text">Carro</text:span></text:span></text:h>
      <text:p text:style-name="P12"><text:span text:style-name="Source_20_Text">import unittest</text:span></text:p>
      <text:p text:style-name="P21"><text:span text:style-name="Source_20_Text">from package.carro import Carro</text:span></text:p>
      <text:p text:style-name="P21"/>
      <text:p text:style-name="P21"><text:span text:style-name="Source_20_Text">class TestCarro(unittest.TestCase):</text:span></text:p>
      <text:p text:style-name="P21"><text:span text:style-name="Source_20_Text"><text:s text:c="4"/>def setUp(self):</text:span></text:p>
      <text:p text:style-name="P21"><text:span text:style-name="Source_20_Text"><text:s text:c="8"/>self.carro = Carro("Fiat Uno", 2020, 100.0, "Arthur")</text:span></text:p>
      <text:p text:style-name="P21"/>
      <text:p text:style-name="P21"><text:span text:style-name="Source_20_Text"><text:s text:c="4"/>def test_alugar_e_devolver(self):</text:span></text:p>
      <text:p text:style-name="P21"><text:span text:style-name="Source_20_Text"><text:s text:c="8"/>self.assertTrue(self.carro.alugar())</text:span></text:p>
      <text:p text:style-name="P21"><text:span text:style-name="Source_20_Text"><text:s text:c="8"/>self.assertFalse(self.carro.alugar()) <text:s/># já alugado</text:span></text:p>
      <text:p text:style-name="P21"><text:span text:style-name="Source_20_Text"><text:s text:c="8"/>self.carro.devolver()</text:span></text:p>
      <text:p text:style-name="P22"><text:span text:style-name="Source_20_Text"><text:s text:c="8"/>self.assertTrue(self.carro.disponivel)</text:span></text:p>
      <text:p text:style-name="Horizontal_20_Line"/>
      <text:h text:style-name="Heading_20_3" text:outline-level="3"><text:span text:style-name="Strong_20_Emphasis">Testes da classe </text:span><text:span text:style-name="Strong_20_Emphasis"><text:span text:style-name="Source_20_Text">Sistema</text:span></text:span></text:h>
      <text:p text:style-name="P12"><text:span text:style-name="Source_20_Text">import unittest</text:span></text:p>
      <text:p text:style-name="P21"><text:span text:style-name="Source_20_Text">from package.sistema import Sistema</text:span></text:p>
      <text:p text:style-name="P21"/>
      <text:p text:style-name="P21"><text:span text:style-name="Source_20_Text">class TestSistema(unittest.TestCase):</text:span></text:p>
      <text:p text:style-name="P21"><text:span text:style-name="Source_20_Text"><text:s text:c="4"/>def test_cadastro_usuario_e_carro(self):</text:span></text:p>
      <text:p text:style-name="P21"><text:span text:style-name="Source_20_Text"><text:s text:c="8"/>s = Sistema()</text:span></text:p>
      <text:p text:style-name="P21"><text:span text:style-name="Source_20_Text"><text:s text:c="8"/>s.cadastrar_usuario("Arthur", "arthur@email.com")</text:span></text:p>
      <text:p text:style-name="P21"><text:span text:style-name="Source_20_Text"><text:s text:c="8"/>s.cadastrar_carro("Fiat Uno", 2020, 100.0, "Arthur")</text:span></text:p>
      <text:p text:style-name="P21"><text:span text:style-name="Source_20_Text"><text:s text:c="8"/>self.assertEqual(len(s.usuarios), 1)</text:span></text:p>
      <text:p text:style-name="P22"><text:span text:style-name="Source_20_Text"><text:s text:c="8"/>self.assertEqual(len(s.carros), 1)</text:span></text:p>
      <text:p text:style-name="Horizontal_20_Line"><text:soft-page-break/></text:p>
      <text:p text:style-name="P23"><text:span text:style-name="Strong_20_Emphasis"><text:span text:style-name="T5">Para testar, rode no terminal:</text:span></text:span></text:p>
      <text:p text:style-name="P24"><text:span text:style-name="Strong_20_Emphasis"><text:span text:style-name="T3">python</text:span></text:span><text:span text:style-name="Strong_20_Emphasis"><text:span text:style-name="T6">3</text:span></text:span><text:span text:style-name="Strong_20_Emphasis"><text:span text:style-name="T3"> -m unittest discover -s tests</text:span></text:span></text:p>
      <text:p text:style-name="P24"><text:span text:style-name="Strong_20_Emphasis"><text:span text:style-name="T3"/></text:span></text:p>
      <text:p text:style-name="P25"/>
      <text:p text:style-name="P23"><text:span text:style-name="Strong_20_Emphasis"><text:span text:style-name="T5">O resultado deve ser:</text:span></text:span></text:p>
      <text:p text:style-name="Preformatted_20_Text"><text:span text:style-name="Strong_20_Emphasis">.....</text:span></text:p>
      <text:p text:style-name="Preformatted_20_Text"><text:span text:style-name="Strong_20_Emphasis">✅ Usuário Arthur cadastrado com sucesso!</text:span></text:p>
      <text:p text:style-name="Preformatted_20_Text"><text:span text:style-name="Strong_20_Emphasis"/></text:p>
      <text:p text:style-name="Preformatted_20_Text"><text:span text:style-name="Strong_20_Emphasis">🚗 Carro Fiat Uno cadastrado por Arthur (arthur@email.com)!</text:span></text:p>
      <text:p text:style-name="Preformatted_20_Text"><text:span text:style-name="Strong_20_Emphasis">.</text:span></text:p>
      <text:p text:style-name="Preformatted_20_Text"><text:span text:style-name="Strong_20_Emphasis">❌ Usuário já cadastrado!</text:span></text:p>
      <text:p text:style-name="Preformatted_20_Text"><text:span text:style-name="Strong_20_Emphasis">....</text:span></text:p>
      <text:p text:style-name="Preformatted_20_Text"><text:span text:style-name="Strong_20_Emphasis">----------------------------------------------------------------------</text:span></text:p>
      <text:p text:style-name="Preformatted_20_Text"><text:span text:style-name="Strong_20_Emphasis">Ran 10 tests in 0.001s</text:span></text:p>
      <text:p text:style-name="Preformatted_20_Text"><text:span text:style-name="Strong_20_Emphasis"/></text:p>
      <text:p text:style-name="Preformatted_20_Text"><text:span text:style-name="Strong_20_Emphasis">OK</text:span></text:p>
      <text:p text:style-name="P25"/>
      <text:p text:style-name="P23"><text:span text:style-name="Strong_20_Emphasis"/></text:p>
      <text:h text:style-name="Heading_20_3" text:outline-level="3"><text:span text:style-name="Strong_20_Emphasis">Conclusão dos testes</text:span></text:h>
      <text:p text:style-name="Text_20_body">Todos os testes foram executados com sucesso, validando:</text:p>
      <text:list text:style-name="L11">
        <text:list-item>
          <text:p text:style-name="P26">Criação de usuários e carros;</text:p>
        </text:list-item>
        <text:list-item>
          <text:p text:style-name="P26">Persistência dos dados em JSON;</text:p>
        </text:list-item>
        <text:list-item>
          <text:p text:style-name="P26">Aluguel e devolução de veículos;</text:p>
        </text:list-item>
        <text:list-item>
          <text:p text:style-name="P26">Funcionalidades básicas do sistema.</text:p>
        </text:list-item>
      </text:list>
      <text:list text:style-name="L12">
        <text:list-item>
          <text:p text:style-name="P27">A <text:span text:style-name="Strong_20_Emphasis">herança</text:span> entre <text:span text:style-name="Source_20_Text">Pessoa</text:span> e <text:span text:style-name="Source_20_Text">Usuario</text:span>;</text:p>
        </text:list-item>
      </text:list>
      <text:list text:style-name="L13">
        <text:list-item>
          <text:p text:style-name="P28">A <text:span text:style-name="Strong_20_Emphasis">composição</text:span> do <text:span text:style-name="Source_20_Text">Sistema</text:span> com <text:span text:style-name="Source_20_Text">Usuario</text:span> e <text:span text:style-name="Source_20_Text">Carro</text:span>;</text:p>
        </text:list-item>
      </text:list>
      <text:list text:style-name="L14">
        <text:list-item>
          <text:p text:style-name="P29">A <text:span text:style-name="Strong_20_Emphasis">associação</text:span> entre <text:span text:style-name="Source_20_Text">Carro</text:span> e <text:span text:style-name="Source_20_Text">Usuario</text:span>;</text:p>
        </text:list-item>
      </text:list>
      <text:list text:style-name="L15">
        <text:list-item>
          <text:p text:style-name="P30">A <text:span text:style-name="Strong_20_Emphasis">dependência</text:span> entre <text:span text:style-name="Source_20_Text">Main</text:span> e <text:span text:style-name="Source_20_Text">Sistema</text:span>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5T22:34:37.920317985</meta:creation-date>
    <dc:date>2025-10-16T11:03:39.163591206</dc:date>
    <meta:editing-duration>PT1H10M38S</meta:editing-duration>
    <meta:editing-cycles>3</meta:editing-cycles>
    <meta:generator>LibreOffice/25.2.6.2$Linux_X86_64 LibreOffice_project/40d1a0e1d5bdf1afaeae24d9ece32bbb00fa66a4</meta:generator>
    <meta:document-statistic meta:table-count="0" meta:image-count="0" meta:object-count="0" meta:page-count="5" meta:paragraph-count="167" meta:word-count="755" meta:character-count="5496" meta:non-whitespace-character-count="4528"/>
  </office:meta>
</office:document-meta>
</file>